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st erro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2"/>
          <table:table-cell office:value-type="string" calcext:value-type="string">
            <text:p>add returns_through_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2"/>
          <table:table-cell office:value-type="string" calcext:value-type="string">
            <text:p>Varying → is_const in c.a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epend xy_ to struct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test а := c.errno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table → module_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1:50:37.689720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24T20:11:15.194083575</dc:date>
    <meta:editing-duration>P43DT1H53M39S</meta:editing-duration>
    <meta:editing-cycles>25</meta:editing-cycles>
    <meta:generator>LibreOffice/7.6.5.2$Linux_X86_64 LibreOffice_project/60$Build-2</meta:generator>
    <meta:document-statistic meta:table-count="4" meta:cell-count="56" meta:object-count="0"/>
  </office:meta>
</office:document-meta>
</file>